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BA99576ECADB045F.png" manifest:media-type="image/png"/>
  <manifest:file-entry manifest:full-path="Pictures/100007E5000034EB000034EBBF71F5BAF0541F93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-BoldMT" svg:font-family="Arial-BoldMT" style:font-pitch="variable"/>
    <style:font-face style:name="Arial-BoldMT1" svg:font-family="Arial-BoldMT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5cm" fo:min-width="5.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5cm" fo:min-width="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5cm" fo:min-width="3.3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65cm" fo:min-width="4.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55cm" fo:min-width="5.552cm"/>
      <style:paragraph-properties style:writing-mode="lr-tb"/>
    </style:style>
    <style:style style:name="gr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05cm" fo:min-width="1.9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5" style:family="graphic" style:parent-style-name="standard">
      <style:graphic-properties draw:textarea-horizontal-align="justify" draw:textarea-vertical-align="middle" draw:auto-grow-height="false" fo:min-height="1.65cm" fo:min-width="2.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solid"/>
      <style:paragraph-properties fo:text-align="center"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1" draw:layer="layout" svg:width="5.6cm" svg:height="2.8cm" svg:x="1cm" svg:y="7.1cm">
          <text:p text:style-name="P1"><text:span text:style-name="T1">Atmel 32U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5cm" svg:height="1.3cm" svg:x="3.1cm" svg:y="16cm">
          <text:p text:style-name="P1"><text:span text:style-name="T1">Electricity me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8cm" svg:height="1.3cm" svg:x="8.714cm" svg:y="7.9cm">
          <text:p text:style-name="P1"><text:span text:style-name="T1">ESP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5.9cm" svg:y1="11.1cm" svg:x2="5.9cm" svg:y2="9.9cm">
          <text:p/>
        </draw:line>
        <draw:custom-shape draw:style-name="gr5" draw:text-style-name="P1" draw:layer="layout" svg:width="5.3cm" svg:height="1.9cm" svg:x="19.7cm" svg:y="11.2cm">
          <text:p text:style-name="P1"><text:span text:style-name="T1">E paper display</text:span><text:span text:style-name="T1"><text:line-break/></text:span><text:span text:style-name="T1">Waveshare 3.7inch</text:span><text:span text:style-name="T1"><text:line-break/></text:span><text:span text:style-name="T1">480x280p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5cm" svg:height="1.3cm" svg:x="23.2cm" svg:y="15.7cm">
          <text:p text:style-name="P1"><text:span text:style-name="T1">SD-card 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8.5cm" svg:height="1.2cm" svg:x="1cm" svg:y="18.8cm">
          <draw:text-box>
            <text:p>Sander Speetjens 1 (E)EH</text:p>
          </draw:text-box>
        </draw:frame>
        <draw:frame draw:style-name="gr7" draw:text-style-name="P3" draw:layer="layout" svg:width="4.9cm" svg:height="1.673cm" svg:x="1cm" svg:y="1cm">
          <draw:text-box>
            <text:p>Blockdiagram</text:p>
          </draw:text-box>
        </draw:frame>
        <draw:custom-shape draw:style-name="gr8" draw:text-style-name="P1" draw:layer="layout" svg:width="6.052cm" svg:height="2.8cm" svg:x="22.6cm" svg:y="7.1cm">
          <text:p text:style-name="P1"><text:span text:style-name="T1">Atmel 32U4</text:span><text:span text:style-name="T1"><text:line-break/></text:span><text:span text:style-name="T1">Possible</text:span><text:span text:style-name="T1"><text:line-break/></text:span><text:span text:style-name="T1">arduino mic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4" draw:layer="layout" svg:x1="6.614cm" svg:y1="8.6cm" svg:x2="8.714cm" svg:y2="8.6cm">
          <text:p/>
        </draw:line>
        <draw:frame draw:style-name="gr10" draw:text-style-name="P5" draw:layer="layout" svg:width="1.886cm" svg:height="1.886cm" draw:transform="rotate (-1.5707963267949) translate (14.8cm 7.714cm)">
          <draw:image xlink:href="Pictures/100007E5000034EB000034EBBF71F5BAF0541F93.svg" xlink:type="simple" xlink:show="embed" xlink:actuate="onLoad" draw:mime-type="image/svg+xml">
            <text:p/>
          </draw:image>
          <draw:image xlink:href="Pictures/100000010000020000000200BA99576ECADB045F.png" xlink:type="simple" xlink:show="embed" xlink:actuate="onLoad" draw:mime-type="image/png"/>
        </draw:frame>
        <draw:line draw:style-name="gr4" draw:text-style-name="P6" draw:layer="layout" svg:x1="26.6cm" svg:y1="15.7cm" svg:x2="26.6cm" svg:y2="9.9cm">
          <text:p/>
        </draw:line>
        <draw:frame draw:style-name="gr11" draw:text-style-name="P7" draw:layer="layout" svg:width="2.4cm" svg:height="0.9cm" svg:x="26.4cm" svg:y="14.3cm">
          <draw:text-box>
            <text:p><text:span text:style-name="T2">(optional)</text:span></text:p>
          </draw:text-box>
        </draw:frame>
        <draw:line draw:style-name="gr9" draw:text-style-name="P4" draw:layer="layout" svg:x1="23.7cm" svg:y1="9.9cm" svg:x2="23.7cm" svg:y2="11.3cm">
          <text:p/>
        </draw:line>
        <draw:frame draw:style-name="gr10" draw:text-style-name="P5" draw:layer="layout" svg:width="1.886cm" svg:height="1.886cm" draw:transform="rotate (-3.13757839631021) translate (16.546cm 6.786cm)">
          <draw:image xlink:href="Pictures/100007E5000034EB000034EBBF71F5BAF0541F93.svg" xlink:type="simple" xlink:show="embed" xlink:actuate="onLoad" draw:mime-type="image/svg+xml">
            <text:p/>
          </draw:image>
          <draw:image xlink:href="Pictures/100000010000020000000200BA99576ECADB045F.png" xlink:type="simple" xlink:show="embed" xlink:actuate="onLoad" draw:mime-type="image/png"/>
        </draw:frame>
        <draw:custom-shape draw:style-name="gr8" draw:text-style-name="P1" draw:layer="layout" svg:width="6.052cm" svg:height="2.8cm" svg:x="12.5cm" svg:y="1.8cm">
          <text:p text:style-name="P1"><text:span text:style-name="T1">Raspberry Pi 3b</text:span></text:p>
          <text:p text:style-name="P1"><text:span text:style-name="T1">Data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5cm" svg:height="1.3cm" svg:x="3.153cm" svg:y="13.4cm">
          <text:p text:style-name="P1"><text:span text:style-name="T1">TSS721A</text:span><text:span text:style-name="T1"><text:line-break/></text:span><text:span text:style-name="T1">M-bus -&gt; U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8" draw:layer="layout" svg:x1="5.9cm" svg:y1="16cm" svg:x2="5.9cm" svg:y2="14.7cm">
          <text:p/>
        </draw:line>
        <draw:frame draw:style-name="gr11" draw:text-style-name="P7" draw:layer="layout" svg:width="2.4cm" svg:height="0.9cm" svg:x="6.714cm" svg:y="7.5cm">
          <draw:text-box>
            <text:p><text:span text:style-name="T2">UART</text:span></text:p>
          </draw:text-box>
        </draw:frame>
        <draw:frame draw:style-name="gr12" draw:text-style-name="P7" draw:layer="layout" svg:width="2.4cm" svg:height="0.725cm" svg:x="6.2cm" svg:y="14.9cm">
          <draw:text-box>
            <text:p><text:span text:style-name="T2">M-bus</text:span></text:p>
          </draw:text-box>
        </draw:frame>
        <draw:frame draw:style-name="gr11" draw:text-style-name="P7" draw:layer="layout" svg:width="2.4cm" svg:height="0.9cm" svg:x="20.6cm" svg:y="10.1cm">
          <draw:text-box>
            <text:p><text:span text:style-name="T2">SPI</text:span></text:p>
          </draw:text-box>
        </draw:frame>
        <draw:custom-shape draw:style-name="gr2" draw:text-style-name="P1" draw:layer="layout" svg:width="5.5cm" svg:height="1.3cm" svg:x="3.2cm" svg:y="11cm">
          <text:p text:style-name="P1"><text:span text:style-name="T1">UART -&gt; SPI</text:span><text:span text:style-name="T1"><text:line-break/></text:span><text:span text:style-name="T1">MAX31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8" draw:layer="layout" svg:x1="5.9cm" svg:y1="13.4cm" svg:x2="5.9cm" svg:y2="12.2cm">
          <text:p/>
        </draw:line>
        <draw:frame draw:style-name="gr11" draw:text-style-name="P7" draw:layer="layout" svg:width="2.4cm" svg:height="0.9cm" svg:x="6.2cm" svg:y="12.4cm">
          <draw:text-box>
            <text:p><text:span text:style-name="T2">UART</text:span></text:p>
          </draw:text-box>
        </draw:frame>
        <draw:frame draw:style-name="gr11" draw:text-style-name="P7" draw:layer="layout" svg:width="2.4cm" svg:height="0.9cm" svg:x="6.2cm" svg:y="10cm">
          <draw:text-box>
            <text:p><text:span text:style-name="T2">SPI</text:span></text:p>
          </draw:text-box>
        </draw:frame>
        <draw:custom-shape draw:style-name="gr3" draw:text-style-name="P1" draw:layer="layout" svg:width="3.8cm" svg:height="1.3cm" svg:x="8.714cm" svg:y="7.9cm">
          <text:p text:style-name="P1"><text:span text:style-name="T1">ESP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4" draw:layer="layout" svg:x1="6.614cm" svg:y1="8.6cm" svg:x2="8.714cm" svg:y2="8.6cm">
          <text:p/>
        </draw:line>
        <draw:frame draw:style-name="gr10" draw:text-style-name="P5" draw:layer="layout" svg:width="1.886cm" svg:height="1.886cm" draw:transform="rotate (-1.5707963267949) translate (14.8cm 7.714cm)">
          <draw:image xlink:href="Pictures/100007E5000034EB000034EBBF71F5BAF0541F93.svg" xlink:type="simple" xlink:show="embed" xlink:actuate="onLoad" draw:mime-type="image/svg+xml">
            <text:p/>
          </draw:image>
          <draw:image xlink:href="Pictures/100000010000020000000200BA99576ECADB045F.png" xlink:type="simple" xlink:show="embed" xlink:actuate="onLoad" draw:mime-type="image/png"/>
        </draw:frame>
        <draw:frame draw:style-name="gr11" draw:text-style-name="P7" draw:layer="layout" svg:width="2.4cm" svg:height="0.9cm" svg:x="6.714cm" svg:y="7.5cm">
          <draw:text-box>
            <text:p><text:span text:style-name="T2">UART</text:span></text:p>
          </draw:text-box>
        </draw:frame>
        <draw:custom-shape draw:style-name="gr13" draw:text-style-name="P1" draw:layer="layout" svg:width="2.4cm" svg:height="1.3cm" svg:x="18.2cm" svg:y="7.9cm">
          <text:p text:style-name="P1"><text:span text:style-name="T1">ESP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4" draw:layer="layout" svg:x1="20.5cm" svg:y1="8.7cm" svg:x2="22.18cm" svg:y2="8.7cm">
          <text:p/>
        </draw:line>
        <draw:frame draw:style-name="gr14" draw:text-style-name="P5" draw:layer="layout" svg:width="1.886cm" svg:height="1.886cm" draw:transform="rotate (1.5707963267949) translate (16.2cm 9.586cm)">
          <draw:image xlink:href="Pictures/100007E5000034EB000034EBBF71F5BAF0541F93.svg" xlink:type="simple" xlink:show="embed" xlink:actuate="onLoad" draw:mime-type="image/svg+xml">
            <text:p/>
          </draw:image>
          <draw:image xlink:href="Pictures/100000010000020000000200BA99576ECADB045F.png" xlink:type="simple" xlink:show="embed" xlink:actuate="onLoad" draw:mime-type="image/png"/>
        </draw:frame>
        <draw:frame draw:style-name="gr11" draw:text-style-name="P7" draw:layer="layout" svg:width="1.92cm" svg:height="0.9cm" svg:x="20.58cm" svg:y="7.6cm">
          <draw:text-box>
            <text:p><text:span text:style-name="T2">UART</text:span></text:p>
          </draw:text-box>
        </draw:frame>
        <draw:custom-shape draw:style-name="gr15" draw:text-style-name="P1" draw:layer="layout" svg:width="3.2cm" svg:height="1.9cm" svg:x="23.8cm" svg:y="3.9cm">
          <text:p text:style-name="P1"><text:span text:style-name="T1">Rotary</text:span></text:p>
          <text:p text:style-name="P1"><text:span text:style-name="T1">En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4" draw:layer="layout" svg:x1="25.3cm" svg:y1="5.8cm" svg:x2="25.3cm" svg:y2="7.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-BoldMT" svg:font-family="Arial-BoldMT" style:font-pitch="variable"/>
    <style:font-face style:name="Arial-BoldMT1" svg:font-family="Arial-BoldMT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/>
    <draw:gradient draw:name="Geel_20_gevuld" draw:display-name="Geel gevuld" draw:style="linear" draw:start-color="#ffde59" draw:end-color="#b47804" draw:start-intensity="100%" draw:end-intensity="100%" draw:angle="30deg" draw:border="0%"/>
    <draw:gradient draw:name="Gevuld" draw:style="linear" draw:start-color="#ffffff" draw:end-color="#cccccc" draw:start-intensity="100%" draw:end-intensity="100%" draw:angle="30deg" draw:border="0%"/>
    <draw:gradient draw:name="Groen_20_gevuld" draw:display-name="Groen gevuld" draw:style="linear" draw:start-color="#77bc65" draw:end-color="#127622" draw:start-intensity="100%" draw:end-intensity="100%" draw:angle="30deg" draw:border="0%"/>
    <draw:gradient draw:name="Rood_20_gevuld" draw:display-name="Rood gevuld" draw:style="linear" draw:start-color="#ff6d6d" draw:end-color="#c9211e" draw:start-intensity="100%" draw:end-intensity="100%" draw:angle="30deg" draw:border="0%"/>
    <draw:gradient draw:name="V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l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1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9-08T08:47:59.090000000</meta:creation-date>
    <dc:date>2021-12-16T18:50:58.948250021</dc:date>
    <meta:editing-duration>PT11H50M12S</meta:editing-duration>
    <meta:editing-cycles>44</meta:editing-cycles>
    <meta:generator>LibreOffice/7.2.4.1$Linux_X86_64 LibreOffice_project/20$Build-1</meta:generator>
    <meta:print-date>2020-09-10T22:04:17.100000000</meta:print-date>
    <meta:document-statistic meta:object-count="35"/>
  </office:meta>
</office:document-meta>
</file>